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</text:p>
      <text:p text:style-name="P1"/>
      <text:p text:style-name="Standard">A RESTful API example for money transfers between accounts.</text:p>
      <text:p text:style-name="Standard"/>
      <text:p text:style-name="Standard"/>
      <text:p text:style-name="P2"><text:span text:style-name="T1">Requirements</text:span></text:p>
      <text:p text:style-name="Standard">1. Java.</text:p>
      <text:p text:style-name="Standard">2. No authentication.</text:p>
      <text:p text:style-name="Standard">3. API is invoked by multiple systems and services on behalf of end users.</text:p>
      <text:p text:style-name="Standard">4. No dependency on third-party heavy frameworks. </text:p>
      <text:p text:style-name="Standard">5. In-memory datastore.</text:p>
      <text:p text:style-name="Standard">6. Delivered as an executable, standalone program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o beer</meta:initial-creator>
    <meta:creation-date>2019-11-16T15:06:41.51</meta:creation-date>
    <dc:date>2019-11-16T15:15:37.40</dc:date>
    <dc:creator>boo beer</dc:creator>
    <meta:editing-duration>PT9M2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9" meta:word-count="47" meta:character-count="308"/>
  </office:meta>
</office:document-meta>
</file>